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cm" fo:min-width="12.75cm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9cm"/>
      <style:paragraph-properties style:writing-mode="lr-tb"/>
    </style:style>
    <style:style style:name="gr4" style:family="graphic" style:parent-style-name="standard">
      <style:graphic-properties draw:fill-color="#00cc33" draw:textarea-horizontal-align="justify" draw:textarea-vertical-align="middle" draw:auto-grow-height="false" fo:min-height="2.5cm" fo:min-width="9.5cm"/>
    </style:style>
    <style:style style:name="gr5" style:family="graphic" style:parent-style-name="standard">
      <style:graphic-properties draw:stroke="none" svg:stroke-color="#000000" draw:fill="none" draw:fill-color="#ffffff" fo:min-height="2.962cm"/>
      <style:paragraph-properties style:writing-mode="lr-tb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5cm" fo:min-width="0.25cm"/>
    </style:style>
    <style:style style:name="gr8" style:family="graphic" style:parent-style-name="standard">
      <style:graphic-properties draw:fill-color="#996600" draw:textarea-horizontal-align="justify" draw:textarea-vertical-align="middle" draw:auto-grow-height="false" fo:min-height="0.25cm" fo:min-width="4.25cm"/>
    </style:style>
    <style:style style:name="gr9" style:family="graphic" style:parent-style-name="standard">
      <style:graphic-properties draw:fill-color="#33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cc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text-properties fo:font-weight="normal"/>
    </style:style>
    <style:style style:name="P6" style:family="paragraph">
      <loext:graphic-properties draw:fill="none" draw:fill-color="#ffffff"/>
      <style:text-properties fo:font-weight="normal"/>
    </style:style>
    <style:style style:name="P7" style:family="paragraph">
      <loext:graphic-properties draw:fill-color="#996600"/>
      <style:paragraph-properties fo:text-align="center"/>
    </style:style>
    <style:style style:name="P8" style:family="paragraph">
      <loext:graphic-properties draw:fill-color="#33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3.25cm" svg:height="6.25cm" svg:x="4.5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1.673cm" svg:x="1.75cm" svg:y="8.25cm">
          <draw:text-box>
            <text:p>36mm</text:p>
          </draw:text-box>
        </draw:frame>
        <draw:frame draw:style-name="gr2" draw:text-style-name="P2" draw:layer="layout" svg:width="2.5cm" svg:height="1.673cm" svg:x="2cm" svg:y="7.577cm">
          <draw:text-box>
            <text:p>36mm</text:p>
          </draw:text-box>
        </draw:frame>
        <draw:frame draw:style-name="gr3" draw:text-style-name="P2" draw:layer="layout" svg:width="2.5cm" svg:height="0.962cm" svg:x="10.75cm" svg:y="11.75cm">
          <draw:text-box>
            <text:p>80mm</text:p>
          </draw:text-box>
        </draw:frame>
        <draw:custom-shape draw:style-name="gr4" draw:text-style-name="P3" draw:layer="layout" svg:width="10cm" svg:height="2.75cm" svg:x="6.25cm" svg:y="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2.75cm" svg:height="6.65cm" svg:x="7.75cm" svg:y="13cm">
          <draw:text-box>
            <text:p><text:span text:style-name="T1">Stack</text:span></text:p>
            <text:p>7mm <text:span text:style-name="T2">(3mm)</text:span></text:p>
            <text:p>1.6 mm (PCB)</text:p>
            <text:p>2 mm (support)</text:p>
            <text:p/>
            <text:p><text:span text:style-name="T1">Fori</text:span></text:p>
            <text:p>2,54mm</text:p>
            <text:p/>
            <text:p>(approx)</text:p>
          </draw:text-box>
        </draw:frame>
        <draw:frame draw:style-name="gr3" draw:text-style-name="P2" draw:layer="layout" svg:width="2.5cm" svg:height="0.962cm" svg:x="6.5cm" svg:y="8cm">
          <draw:text-box>
            <text:p>25mm</text:p>
          </draw:text-box>
        </draw:frame>
        <draw:frame draw:style-name="gr3" draw:text-style-name="P2" draw:layer="layout" svg:width="2.5cm" svg:height="0.962cm" svg:x="10cm" svg:y="7cm">
          <draw:text-box>
            <text:p>72mm</text:p>
          </draw:text-box>
        </draw:frame>
        <draw:frame draw:style-name="gr2" draw:text-style-name="P2" draw:layer="layout" svg:width="2.5cm" svg:height="2.384cm" svg:x="17.75cm" svg:y="7.25cm">
          <draw:text-box>
            <text:p>18mm</text:p>
            <text:p>(5mm)</text:p>
            <text:p/>
          </draw:text-box>
        </draw:frame>
        <draw:custom-shape draw:style-name="gr6" draw:text-style-name="P4" draw:layer="layout" svg:width="0.75cm" svg:height="0.75cm" svg:x="16.25cm" svg:y="7.2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4" draw:layer="layout" svg:width="0.75cm" svg:height="0.75cm" svg:x="16.25cm" svg:y="8.75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ustom-shape draw:style-name="gr7" draw:text-style-name="P4" draw:layer="layout" svg:width="0.75cm" svg:height="0.75cm" svg:x="16.25cm" svg:y="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1.673cm" svg:x="15.75cm" svg:y="4.5cm">
          <draw:text-box>
            <text:p>4mm</text:p>
            <text:p/>
          </draw:text-box>
        </draw:frame>
        <draw:frame draw:style-name="gr3" draw:text-style-name="P2" draw:layer="layout" svg:width="2.5cm" svg:height="0.962cm" svg:x="10cm" svg:y="5.75cm">
          <draw:text-box>
            <text:p>7mm</text:p>
          </draw:text-box>
        </draw:frame>
        <draw:frame draw:style-name="gr3" draw:text-style-name="P2" draw:layer="layout" svg:width="2.5cm" svg:height="0.962cm" svg:x="10cm" svg:y="10.25cm">
          <draw:text-box>
            <text:p>6mm</text:p>
          </draw:text-box>
        </draw:frame>
        <draw:frame draw:style-name="gr3" draw:text-style-name="P6" draw:layer="layout" svg:width="2.5cm" svg:height="0.962cm" svg:x="4.5cm" svg:y="8cm">
          <draw:text-box>
            <text:p text:style-name="P5">5mm</text:p>
          </draw:text-box>
        </draw:frame>
        <draw:frame draw:style-name="gr3" draw:text-style-name="P2" draw:layer="layout" svg:width="2.5cm" svg:height="0.962cm" svg:x="16.25cm" svg:y="10.25cm">
          <draw:text-box>
            <text:p>5mm</text:p>
          </draw:text-box>
        </draw:frame>
        <draw:custom-shape draw:style-name="gr8" draw:text-style-name="P7" draw:layer="layout" svg:width="4.75cm" svg:height="0.5cm" svg:x="5.25cm" svg:y="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5cm" svg:height="0.25cm" svg:x="5.4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5.5cm" svg:y1="5.75cm" svg:x2="5.5cm" svg:y2="5cm">
          <text:p/>
        </draw:line>
        <draw:line draw:style-name="gr10" draw:text-style-name="P9" draw:layer="layout" svg:x1="4.5cm" svg:y1="5.75cm" svg:x2="4.5cm" svg:y2="5cm">
          <text:p/>
        </draw:line>
        <draw:frame draw:style-name="gr3" draw:text-style-name="P6" draw:layer="layout" svg:width="2.5cm" svg:height="0.962cm" svg:x="4.25cm" svg:y="4.038cm">
          <draw:text-box>
            <text:p text:style-name="P5">8mm</text:p>
          </draw:text-box>
        </draw:frame>
        <draw:frame draw:style-name="gr3" draw:text-style-name="P6" draw:layer="layout" svg:width="2.5cm" svg:height="0.962cm" svg:x="1.25cm" svg:y="5.25cm">
          <draw:text-box>
            <text:p text:style-name="P5">2,8mm</text:p>
          </draw:text-box>
        </draw:frame>
        <draw:line draw:style-name="gr10" draw:text-style-name="P9" draw:layer="layout" svg:x1="5.5cm" svg:y1="5.75cm" svg:x2="3.5cm" svg:y2="5.75cm">
          <text:p/>
        </draw:line>
        <draw:line draw:style-name="gr10" draw:text-style-name="P9" draw:layer="layout" svg:x1="4.5cm" svg:y1="5.5cm" svg:x2="3.5cm" svg:y2="5.5cm">
          <text:p/>
        </draw:line>
        <draw:line draw:style-name="gr10" draw:text-style-name="P9" draw:layer="layout" svg:x1="19.5cm" svg:y1="7.25cm" svg:x2="16.25cm" svg:y2="7.25cm">
          <text:p/>
        </draw:line>
        <draw:line draw:style-name="gr10" draw:text-style-name="P9" draw:layer="layout" svg:x1="19.5cm" svg:y1="9.5cm" svg:x2="16.25cm" svg:y2="9.5cm">
          <text:p/>
        </draw:line>
        <draw:line draw:style-name="gr10" draw:text-style-name="P9" draw:layer="layout" svg:x1="19.75cm" svg:y1="8cm" svg:x2="16.5cm" svg:y2="8cm">
          <text:p/>
        </draw:line>
        <draw:line draw:style-name="gr10" draw:text-style-name="P9" draw:layer="layout" svg:x1="19.75cm" svg:y1="8.75cm" svg:x2="16.5cm" svg:y2="8.75cm">
          <text:p/>
        </draw:line>
        <draw:line draw:style-name="gr10" draw:text-style-name="P9" draw:layer="layout" svg:x1="17cm" svg:y1="4.25cm" svg:x2="17cm" svg:y2="8cm">
          <text:p/>
        </draw:line>
        <draw:line draw:style-name="gr10" draw:text-style-name="P9" draw:layer="layout" svg:x1="16.25cm" svg:y1="4.25cm" svg:x2="16.25cm" svg:y2="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5T12:07:09.522545856</meta:creation-date>
    <dc:date>2020-12-05T12:24:33.727151133</dc:date>
    <meta:editing-duration>PT7M12S</meta:editing-duration>
    <meta:editing-cycles>5</meta:editing-cycles>
    <meta:generator>LibreOffice/7.0.3.1$Linux_X86_64 LibreOffice_project/00$Build-1</meta:generator>
    <meta:document-statistic meta:object-count="31"/>
  </office:meta>
</office:document-meta>
</file>